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3.3209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nxref724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&lt;&lt;&lt;err word&gt;&gt;&gt;man: love,compassion: woma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&lt;&lt;&lt;err word&gt;&gt;&gt;love,compassion: good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lord king master 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&lt;&lt;&lt;err word&gt;&gt;&gt;king,ruler,lord,master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mouth,said,speak,confession: grain,wheat: down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at continue 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xalt dignify praise 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: book,learn,read: cross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criticize accuse 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ain</text:p>
          </table:table-cell>
          <table:table-cell office:value-type="string" calcext:value-type="string">
            <text:p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&lt;&lt;&lt;err word&gt;&gt;&gt;mouth,said,speak,confession: understand,understanding: know,knowledge: very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blasphemy blaspheme 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think mind think_opinion think_wonder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e07e</text:p>
          </table:table-cell>
          <table:table-cell office:value-type="string" calcext:value-type="string">
            <text:p>&lt;&lt;&lt;err word&gt;&gt;&gt;Hand: thing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ed 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 lawlessness sinful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no,not: big: power,ability,can: knife,cut: work,do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&lt;&lt;&lt;err word&gt;&gt;&gt;good: measure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kkoth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&lt;&lt;&lt;err word&gt;&gt;&gt;Move: direction: person: village: many,much: neighbor: house: near,close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house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ook,read,learn: cross: Bible,Scripture,Word_of_God: building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a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&lt;&lt;&lt;err word&gt;&gt;&gt;enemy: person: 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/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the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&lt;&lt;&lt;err word&gt;&gt;&gt;man: ear,hear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together_things 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&lt;&lt;&lt;err word&gt;&gt;&gt;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_top_of 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rest lie_down 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mouth,said,speak,confession: book,read,learn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servant 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: book,learn,read: cross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destruction destroy 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good: measur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&lt;&lt;&lt;err word&gt;&gt;&gt;land,ground,earth,space: all,who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mine Arodi 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our Baal_Hanan 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,wet: color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,wet: color: land,ground,earth,space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good: measure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: <text:s/>sleep,rest,lie_down: person: straight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: mouth,said,speak,confession: work,do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ear,hear: no,not: thing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very: many,much: mouth,said,speak,confession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: water,wet: good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love: village: many,much: neighbor: house: near,close: people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,immediately: time,when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glory 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very: forward,to: ai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uffering 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,confession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amony</text:p>
          </table:table-cell>
          <table:table-cell office:value-type="string" calcext:value-type="string">
            <text:p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&lt;&lt;&lt;err word&gt;&gt;&gt;mouth,said,speak,confession: you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w commandment 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: up: land,ground,earth,spac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,smell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pain,hurt: knife,cut: heart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ze</text:p>
          </table:table-cell>
          <table:table-cell office:value-type="string" calcext:value-type="string">
            <text:p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&lt;&lt;&lt;err word&gt;&gt;&gt;knife,cut: flesh: soft: person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love,compassio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,not: village: many,much: neighbor: house: near,clos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&lt;&lt;&lt;err word&gt;&gt;&gt;Woman: press: very: touch: thing: hand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ear 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&lt;&lt;&lt;err word&gt;&gt;&gt;straight: down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a 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&lt;&lt;&lt;err word&gt;&gt;&gt;blood: hand: water,wet: color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,confession: land,ground,earth,space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,space: forward,to: around: sun,day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money,wealth,wealthy: water,wet: fruit: mountai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&lt;&lt;&lt;err word&gt;&gt;&gt;small,few: son: love,compassion: .: m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_Mother_of_Jesus 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ocean,sea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big: water,wet: ocean,se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Peter</text:p>
          </table:table-cell>
          <table:table-cell office:value-type="string" calcext:value-type="string">
            <text:p>Simon_Peter 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&lt;&lt;&lt;err word&gt;&gt;&gt;man: ear,hear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_the_Disciple 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&lt;&lt;&lt;err word&gt;&gt;&gt;Man: horse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Judas Juda Judas_not_Iscariot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&lt;&lt;&lt;err word&gt;&gt;&gt;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sesive</text:p>
          </table:table-cell>
          <table:table-cell office:value-type="string" calcext:value-type="string">
            <text:p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&lt;&lt;&lt;err word&gt;&gt;&gt;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stay 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&lt;&lt;&lt;err word&gt;&gt;&gt;time,when: questioned,ask: mouth,said,speak,confession: ?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mouth,said,speak,confession: grain,wheat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,much: neighbor: house: near,close 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Babylon 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NT_Jacob</text:p>
          </table:table-cell>
          <table:table-cell/>
          <table:table-cell office:value-type="string" calcext:value-type="string">
            <text:p>ea72</text:p>
          </table:table-cell>
          <table:table-cell office:value-type="string" calcext:value-type="string">
            <text:p>&lt;&lt;&lt;err word&gt;&gt;&gt;man: person: foot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NT_Joseph</text:p>
          </table:table-cell>
          <table:table-cell/>
          <table:table-cell office:value-type="string" calcext:value-type="string">
            <text:p>ea73</text:p>
          </table:table-cell>
          <table:table-cell office:value-type="string" calcext:value-type="string">
            <text:p>&lt;&lt;&lt;err word&gt;&gt;&gt;man: more: up: many,much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o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&lt;&lt;&lt;err word&gt;&gt;&gt;watchtower: eye,see: tower: person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person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&lt;&lt;&lt;err word&gt;&gt;&gt;Man: ear,hear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tongue: 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tree,plant,wood: small,few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very: straight: descend: sleep,lie_down,rest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e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&lt;&lt;&lt;err word&gt;&gt;&gt;man: heal: hand: health,healthy: happy,joy: hear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Bible,Scripture,Word_of_God: book,learn,read: cross: building: synagogue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po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&lt;&lt;&lt;err word&gt;&gt;&gt;man: kill,destroy,destruction: knife,cut: person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n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&lt;&lt;&lt;err word&gt;&gt;&gt;dog: small,few: animal: land,ground,earth,space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king,ruler,lord,master: war,fight,battle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/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forgive,forgiveness: no,not: kill,destroy: knife,cut: perso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i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&lt;&lt;&lt;err word&gt;&gt;&gt;family: house: love,compassion: land,ground,earth,space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,spac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Mesopotamia 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Put_land 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&lt;&lt;&lt;err word&gt;&gt;&gt;Dead,death,die: no,not: heart: land,ground,earth,spac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: dry: no,not: water,wet: land,ground,earth,space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i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&lt;&lt;&lt;err word&gt;&gt;&gt;woman: king,lord,ruler,master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l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&lt;&lt;&lt;err word&gt;&gt;&gt;run: walk: very : village: many,much: neighbor: house: near,clos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,confession: dance: walk: happy,joy: land,ground,earth,space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journey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&lt;&lt;&lt;err word&gt;&gt;&gt;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&lt;&lt;&lt;err word&gt;&gt;&gt;very: river,stream: village: many,much: neighbor: house: near,close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&lt;&lt;&lt;err word&gt;&gt;&gt;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i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&lt;&lt;&lt;err word&gt;&gt;&gt;man: according_to: same,equal: mouth,said,speak,confession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/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ol</text:p>
          </table:table-cell>
          <table:table-cell office:value-type="string" calcext:value-type="string">
            <text:p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&lt;&lt;&lt;err word&gt;&gt;&gt;hand: sound,noise: ear,hear: thing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: house: love,compassi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i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&lt;&lt;&lt;err word&gt;&gt;&gt;Love,compassion: brother: man: small,few; village: many,much: neighbor: house: near,clos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Laodicea 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clothing,fabri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because,reason,therefore: know,knowledge: ?</text:p>
          </table:table-cell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&lt;&lt;&lt;err word&gt;&gt;&gt;man: river,stream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&lt;&lt;&lt;err word&gt;&gt;&gt;through,pass: land,ground,earth,space</text:p>
          </table:table-cell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u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&lt;&lt;&lt;err word&gt;&gt;&gt;hard: no,not: soft: land,ground,earth,space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u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&lt;&lt;&lt;err word&gt;&gt;&gt;man: king,lord,ruler,master: happy,joy: face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&lt;&lt;&lt;err word&gt;&gt;&gt;grain,wheat: air: tool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&lt;&lt;&lt;err word&gt;&gt;&gt;split,divide,division,separate: grain,wheat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Cainan Cai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&lt;&lt;&lt;err word&gt;&gt;&gt;Man: very: correct,yes: good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hand: big: measure: person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 church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NotChrist</text:p>
          </table:table-cell>
          <table:table-cell/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,space: king,lord,ruler,master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hathia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&lt;&lt;&lt;err word&gt;&gt;&gt;man: bright: very: sun,da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a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&lt;&lt;&lt;err word&gt;&gt;&gt;Woman: king,lord,ruler,master: bad: no,not: good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&lt;&lt;&lt;err word&gt;&gt;&gt;pain,hurt: knife,cut: heart: mouth,said,speak,confession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Onesiphorus 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&lt;&lt;&lt;err word&gt;&gt;&gt;River,stream: fruit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No,not: same,equal: spirit: person: king,lord,ruler,master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paphroditus 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breathe 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&lt;&lt;&lt;err word&gt;&gt;&gt;same,equal: work,do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very: forward,to: up: animal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,space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te 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clothing,fabric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 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pot 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eap 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good: cross: measure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message: mouth,said,speak,confession: book,learn,read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&lt;&lt;&lt;err word&gt;&gt;&gt;mountain: people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&lt;&lt;&lt;err word&gt;&gt;&gt;Cow: land,earth,ground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town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&lt;&lt;&lt;err word&gt;&gt;&gt;Eat,food,meal: mouth,said,speak,confession: thing: village: many,much: neighbor: house: near,close</text:p>
          </table:table-cell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hood: house: near,close</text:p>
          </table:table-cell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Cush_man 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&lt;&lt;&lt;err word&gt;&gt;&gt;Sad,grieve: tree,plant,wood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king,lord,ruler,master: or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everything: all,whole: time,when</text:p>
          </table:table-cell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,equal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perso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&lt;&lt;&lt;err word&gt;&gt;&gt;Man: sound,noise: ear,h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(people)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Branch: tree,plant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&lt;&lt;&lt;err word&gt;&gt;&gt;Free: no: chain,bound,arrest,imprisoned: land,ground,earth.space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ack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&lt;&lt;&lt;err word&gt;&gt;&gt;Man: move: direction: person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&lt;&lt;&lt;err word&gt;&gt;&gt;Two: land,ground,earth,space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perso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&lt;&lt;&lt;err word&gt;&gt;&gt;Man: fish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perso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&lt;&lt;&lt;err word&gt;&gt;&gt;Man: poor: no,not: money,wealth,wealth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free,freedom: no,not: chain,arrest,bound,imprisoned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/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/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judge,judgment: king,lord,ruler,master: or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love,compassi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dry: no,not: water,wet: land,ground,earth,space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very: straight: descend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&lt;&lt;&lt;err word&gt;&gt;&gt;Sad,grieve: village: many,much: neighbor: house: near,close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&lt;&lt;&lt;err word&gt;&gt;&gt; Cry: sad,grieve: tree,plant,wood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o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&lt;&lt;&lt;err word&gt;&gt;&gt;Horn: bone: head: face; village: many,much: neighbor: house: near,close</text:p>
          </table:table-cell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(people): gathered_people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: mouth,said,speak,confession: work,do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house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&lt;&lt;&lt;err word&gt;&gt;&gt;sun,day: village: many,much: neighborhood: house: near,close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: bad: no,not: good: eye,see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&lt;&lt;&lt;err word&gt;&gt;&gt;Man: war,fight,battle: tongue: mouth,said,speak,confession: clothing,fabric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&lt;&lt;&lt;err word&gt;&gt;&gt;King,lord,ruler,master: village: many,much: neighbor: house: near,clos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perso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&lt;&lt;&lt;err word&gt;&gt;&gt;Man: small,few: give: gift: hand: love,compassion: forward,to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&lt;&lt;&lt;err word&gt;&gt;&gt;Vineyard: fruit: land,ground,earth,space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</table:table>
      <table:named-expressions/>
      <table:database-ranges>
        <table:database-range table:name="__Anonymous_Sheet_DB__0" table:target-range-address="'synxref724-8'.A1:'synxref724-8'.E340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8T09:56:52.984000000</dc:date>
    <meta:editing-duration>PT36S</meta:editing-duration>
    <meta:editing-cycles>1</meta:editing-cycles>
    <meta:document-statistic meta:table-count="1" meta:cell-count="6933" meta:object-count="0"/>
    <meta:generator>LibreOffice/6.3.4.2$Windows_X86_64 LibreOffice_project/60da17e045e08f1793c57c00ba83cdfce946d0aa</meta:generator>
  </office:meta>
</office:document-meta>
</file>